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NKFGP+TimesNewRoman" svg:font-family="BNKFGP+TimesNewRoman, 'Times New Roman'" style:font-family-generic="roman"/>
    <style:font-face style:name="BNKJDM+TimesNewRoman,Italic" svg:font-family="'BNKJDM+TimesNewRoman,Italic', 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name-asian="BNKFGP+TimesNewRoman" style:font-size-asian="12pt" style:font-name-complex="BNKFGP+TimesNewRoman" style:font-size-complex="12pt"/>
    </style:style>
    <style:style style:name="P2" style:family="paragraph" style:parent-style-name="Standard" style:list-style-name="L1">
      <style:text-properties fo:color="#000000" style:font-name="Times New Roman" fo:font-size="12pt" style:font-name-asian="BNKFGP+TimesNewRoman" style:font-size-asian="12pt" style:font-name-complex="BNKFGP+TimesNewRoman" style:font-size-complex="12pt"/>
    </style:style>
    <style:style style:name="P3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4" style:family="paragraph" style:parent-style-name="Normal" style:list-style-name="L2">
      <style:text-properties fo:color="#000000" style:font-name="Times New Roman" fo:font-size="12pt" style:font-name-asian="BNKFGP+TimesNewRoman" style:font-size-asian="12pt" style:font-name-complex="BNKFGP+TimesNewRoman" style:font-size-complex="12pt"/>
    </style:style>
    <style:style style:name="P5" style:family="paragraph" style:parent-style-name="Standard">
      <style:text-properties fo:color="#000000" style:font-name="Times New Roman" fo:font-size="12pt" style:text-underline-style="solid" style:text-underline-width="auto" style:text-underline-color="font-color" style:font-name-asian="BNKFGP+TimesNewRoman" style:font-size-asian="12pt" style:font-name-complex="BNKFGP+TimesNewRoman" style:font-size-complex="12pt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Text_20_body" style:list-style-name="L3"/>
    <style:style style:name="T1" style:family="text">
      <style:text-properties fo:color="#000000" style:font-name-asian="BNKFGP+TimesNewRoman" style:font-name-complex="BNKFGP+TimesNewRoman"/>
    </style:style>
    <style:style style:name="T2" style:family="text">
      <style:text-properties fo:color="#000000" style:font-name-asian="BNKJDM+TimesNewRoman,Italic" style:font-name-complex="BNKJDM+TimesNewRoman,Italic"/>
    </style:style>
    <style:style style:name="T3" style:family="text">
      <style:text-properties style:font-name-asian="BNKJDM+TimesNewRoman,Italic" style:font-name-complex="BNKJDM+TimesNewRoman,Italic"/>
    </style:style>
    <style:style style:name="T4" style:family="text">
      <style:text-properties fo:color="#000000" style:font-name="Times New Roman" fo:font-size="12pt" style:font-name-asian="BNKFGP+TimesNewRoman" style:font-size-asian="12pt" style:font-name-complex="BNKFGP+TimesNewRoman" style:font-size-complex="12pt"/>
    </style:style>
    <style:style style:name="T5" style:family="text">
      <style:text-properties fo:color="#000080" style:font-name="Times New Roman" fo:font-size="12pt" style:font-name-asian="BNKFGP+TimesNewRoman" style:font-size-asian="12pt" style:font-name-complex="BNKFGP+TimesNewRoman" style:font-size-complex="12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2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4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6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9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1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2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58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0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R</text:p>
      <text:p text:style-name="P1"/>
      <text:list text:style-name="L1">
        <text:list-item>
          <text:p text:style-name="P2">dessiné pour jusqu'à 200 noeuds</text:p>
        </text:list-item>
        <text:list-item>
          <text:p text:style-name="P2">autonome</text:p>
        </text:list-item>
        <text:list-item>
          <text:p text:style-name="P2"/>
        </text:list-item>
      </text:list>
      <text:p text:style-name="P1"/>
      <text:p text:style-name="P1">Diffusion d'un paquet ROUTE REQUEST par la source en ajoutant le n°&lt;source&gt; dans le champ ROUTE RECORD de la trame.</text:p>
      <text:p text:style-name="P1">Les noeuds suivants diffusent à leur voisin en ajoutant leur n°.</text:p>
      <text:p text:style-name="P1">Lorsque la première trame arrive au destinataire, cette dernière est acceptée. Elle envoie une trame ROUTE REPLY à la source avec le chemin le meilleur.</text:p>
      <text:p text:style-name="P1">La source contient un ROUTE CACHE pour stocker la route.</text:p>
      <text:p text:style-name="P1"/>
      <text:p text:style-name="P1">Procédure de maintenance de routes :</text:p>
      <text:list text:style-name="L2">
        <text:list-item>
          <text:list>
            <text:list-item>
              <text:p text:style-name="P3"><text:span text:style-name="T1">Quand un noeud détecte un problème fatal de transmission, à l'aide de sa couche de liaison, un message </text:span><text:span text:style-name="T2">erreur de route ROUTE ERROR</text:span><text:span text:style-name="T1"> est envoyé à l'émetteur original du paquet.</text:span></text:p>
            </text:list-item>
            <text:list-item>
              <text:p text:style-name="P4">Le message d'erreur contient l'adresse du noeud qui a détecté l'erreur et celle du noeud qui le suit dans le chemin.</text:p>
            </text:list-item>
            <text:list-item>
              <text:p text:style-name="P4">Lors de la réception du paquet <text:span text:style-name="T3">erreur de route </text:span>par l'hôte source, le noeud concerné par l'erreur est supprimé du chemin sauvegardé, et tous les chemins qui contiennent ce noeud sont tronqués à ce point là. Par la suite, une nouvelle opération de découverte de routes vers la destination, est initiée par l'émetteur.</text:p>
            </text:list-item>
          </text:list>
        </text:list-item>
      </text:list>
      <text:p text:style-name="P1"/>
      <text:p text:style-name="P1">Le chemin d'acheminement est contenu dans l'ensemble des trames.</text:p>
      <text:p text:style-name="P1">=&gt; Les noeuds de transit ne stockent pas les routes.</text:p>
      <text:p text:style-name="P1">=&gt; Absence de boucle.</text:p>
      <text:p text:style-name="P1"/>
      <text:p text:style-name="P1">Faiblesse: liens asymétriques =&gt; « ROUTE REPLY » ne peut pas prendre en sens inverse le trajet suivi par « ROUTE REQUEST » =&gt; il faut procéder par inondation pour revenir à la source.</text:p>
      <text:p text:style-name="P1"/>
      <text:p text:style-name="P1"/>
      <text:p text:style-name="P5">Projets DSR</text:p>
      <text:list text:style-name="L3">
        <text:list-item>
          <text:p text:style-name="P6"><text:span text:style-name="T4">DSR-UU, </text:span><text:a xlink:type="simple" xlink:href="http://core.it.uu.se/AdHoc/DsrUUImpl"><text:span text:style-name="T5">http://core.it.uu.se/AdHoc/DsrUUImpl</text:span></text:a></text:p>
        </text:list-item>
        <text:list-item>
          <text:p text:style-name="P6">picoNet - DSR implementation, <text:a xlink:type="simple" xlink:href="http://piconet.sourceforge.net/">http://piconet.sourceforge.net/</text:a> </text:p>
        </text:list-item>
        <text:list-item>
          <text:p text:style-name="P6">Monarch implementation of DSR, <text:a xlink:type="simple" xlink:href="http://www.monarch.cs.rice.edu/dsr-impl.html">http://www.monarch.cs.rice.edu/dsr-impl.html</text:a> </text:p>
        </text:list-item>
        <text:list-item>
          <text:p text:style-name="P7">UC Boulder implementation of DSR, <text:a xlink:type="simple" xlink:href="http://pecolab.colorado.edu/DSR.html">http://pecolab.colorado.edu/DSR.html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NKFGP+TimesNewRoman" svg:font-family="BNKFGP+TimesNewRoman, 'Times New Roman'" style:font-family-generic="roman"/>
    <style:font-face style:name="BNKJDM+TimesNewRoman,Italic" svg:font-family="'BNKJDM+TimesNewRoman,Italic', 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Normal" style:family="paragraph" style:parent-style-name="Standard" style:next-style-name="Standard">
      <style:paragraph-properties fo:margin-top="0cm" fo:margin-bottom="0cm"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2-31T14:07:15</meta:creation-date>
    <dc:creator>papuch papuch</dc:creator>
    <dc:date>2005-12-31T14:34:32</dc:date>
    <meta:editing-cycles>4</meta:editing-cycles>
    <meta:editing-duration>PT27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261" meta:character-count="1654"/>
  </office:meta>
</office:document-meta>
</file>